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/>
    </style:style>
    <style:style style:name="P2" style:family="paragraph" style:parent-style-name="Standard">
      <style:text-properties fo:font-size="12pt" fo:language="en" fo:country="GB" style:text-underline-style="solid" style:text-underline-type="double" style:text-underline-width="auto" style:text-underline-color="font-color"/>
    </style:style>
    <style:style style:name="T1" style:family="text">
      <style:text-properties fo:font-size="12pt" fo:language="en" fo:country="GB"/>
    </style:style>
    <style:style style:name="T2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cohol, Smoking &amp; Other Substances Policy</text:h>
      <text:p text:style-name="Text_20_body">As an Ofsted registered Childminder I work alone and will have sole responsibility for your child whilst they are in my care. It is vital that I am alert to any dangers and able to protect him/her. </text:p>
      <text:p text:style-name="Text_20_body"><text:span text:style-name="T1">In order to do this effectively I must not be under the influence of alcohol or any form of drugs (including some prescription medication) If I am prescribed medication, other than routine antibiotics I must inform Ofsted who will make a decision as to whether I can continue to mind whilst taking them. I will not drink any alcohol during minded hours or immediately before. All of my over the counter medications will be stored in a locked drawer.</text:span></text:p>
      <text:p text:style-name="Text_20_body">As this is the childminders home, alcohol may be present on the premises, but at all times this alcohol will be kept in a cupboard out of any child’s reach.</text:p>
      <text:p text:style-name="P1">If you have been drinking, perhaps a work leaving party, Christmas party or whilst entertaining clients I would prefer if you arranged for another responsible adult to collect your child, especially if you plan to drive home. Alternatively you may call me and I can delay the pick up time if possible.</text:p>
      <text:p text:style-name="Text_20_body">Smoking at all times is strictly forbidden, in all rooms. It is also forbidden in the outdoor space. Smoking will not be tolerated, and a parent/carer or visitor will be asked to leave if the rules are not adhered to.</text:p>
      <text:p text:style-name="Text_20_body"><text:span text:style-name="T2">Date: 07/06/2014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00:14:19</meta:creation-date>
    <dc:date>2014-06-08T17:41:49</dc:date>
    <meta:editing-duration>PT2M6S</meta:editing-duration>
    <meta:editing-cycles>6</meta:editing-cycles>
    <meta:generator>LibreOffice/3.5$Linux_X86_64 LibreOffice_project/350m1$Build-2</meta:generator>
    <dc:creator>Ross Fenning</dc:creator>
    <meta:document-statistic meta:table-count="0" meta:image-count="0" meta:object-count="0" meta:page-count="1" meta:paragraph-count="7" meta:word-count="246" meta:character-count="1379" meta:non-whitespace-character-count="1139"/>
  </office:meta>
</office:document-meta>
</file>